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1.91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766cm" fo:min-width="1.9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4cm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7.062cm" fo:min-width="5.975cm"/>
    </style:style>
    <style:style style:name="gr5" style:family="graphic" style:parent-style-name="standard">
      <style:graphic-properties svg:stroke-color="#000000" draw:fill-color="#ff9900" draw:textarea-horizontal-align="justify" draw:textarea-vertical-align="middle" draw:auto-grow-height="false" fo:min-height="2.962cm" fo:min-width="2.775cm"/>
    </style:style>
    <style:style style:name="gr6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3.183cm"/>
    </style:style>
    <style:style style:name="gr9" style:family="graphic" style:parent-style-name="standard">
      <style:graphic-properties svg:stroke-color="#000000" draw:fill-color="#ff9900" draw:textarea-horizontal-align="justify" draw:textarea-vertical-align="middle" draw:auto-grow-height="false" fo:min-height="0.766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1.016cm" svg:x="11.947cm" svg:y="15.513cm">
          <text:p text:style-name="P1"><text:span text:style-name="T1">Electronic</text:span></text:p>
          <text:p text:style-name="P1"><text:span text:style-name="T1">sub-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13cm" svg:height="1.016cm" svg:x="14.487cm" svg:y="15.513cm">
          <text:p text:style-name="P1"><text:span text:style-name="T1">Interface /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24cm" svg:height="0.725cm" svg:x="12.144cm" svg:y="14.851cm">
          <draw:text-box>
            <text:p><text:span text:style-name="T1">Legend</text:span></text:p>
          </draw:text-box>
        </draw:frame>
        <draw:custom-shape draw:style-name="gr4" draw:text-style-name="P5" xml:id="id1" draw:id="id1" draw:layer="layout" svg:width="6.475cm" svg:height="7.312cm" svg:x="1.325cm" svg:y="4.5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i-baseboard:</text:p>
          <text:p text:style-name="P1">CM3 power regulators,</text:p>
          <text:p text:style-name="P1">Robust connectors,</text:p>
          <text:p text:style-name="P1">Interface to main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75cm" svg:height="3.212cm" svg:x="1.325cm" svg:y="5.439cm">
          <text:p text:style-name="P1">Raspberry</text:p>
          <text:p text:style-name="P1">Pi CM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7.8cm" svg:y1="8.195cm" svg:x2="12.4cm" svg:y2="6.332cm" draw:start-shape="id1" draw:end-shape="id2" svg:d="M7800 8195c3450 0 1150-1863 4600-1863" svg:viewBox="0 0 4601 1864">
          <text:p text:style-name="P1"/>
        </draw:connector>
        <draw:connector draw:style-name="gr6" draw:text-style-name="P7" draw:layer="layout" draw:type="curve" svg:x1="7.8cm" svg:y1="8.195cm" svg:x2="12.4cm" svg:y2="10.232cm" draw:start-shape="id1" draw:start-glue-point="1" draw:end-shape="id3" draw:end-glue-point="3" svg:d="M7800 8195c3450 0 1150 2037 4600 2037" svg:viewBox="0 0 4601 2038">
          <text:p text:style-name="P1"/>
          <text:p text:style-name="P1"><text:s text:c="11"/>UART</text:p>
          <text:p text:style-name="P1"/>
        </draw:connector>
        <draw:frame draw:style-name="gr7" draw:text-style-name="P8" xml:id="id2" draw:id="id2" draw:layer="layout" svg:width="4.2cm" svg:height="0.962cm" svg:x="12.4cm" svg:y="5.851cm">
          <draw:text-box>
            <text:p>powerboard</text:p>
          </draw:text-box>
        </draw:frame>
        <draw:frame draw:style-name="gr7" draw:text-style-name="P8" xml:id="id3" draw:id="id3" draw:layer="layout" svg:width="4.2cm" svg:height="0.962cm" svg:x="12.4cm" svg:y="9.751cm">
          <draw:text-box>
            <text:p>mainboard</text:p>
          </draw:text-box>
        </draw:frame>
        <draw:custom-shape draw:style-name="gr8" draw:text-style-name="P1" xml:id="id5" draw:id="id5" draw:layer="layout" svg:width="3.683cm" svg:height="1.651cm" svg:x="2.7cm" svg:y="14.4cm">
          <text:p text:style-name="P1">USB 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683cm" svg:height="1.651cm" svg:x="2.717cm" svg:y="1.3cm">
          <text:p text:style-name="P1">IR camera<text:line-break/>FLIR Lepton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4.562cm" svg:y1="4.539cm" svg:x2="4.558cm" svg:y2="2.951cm" draw:start-shape="id1" draw:start-glue-point="0" draw:end-shape="id4" svg:d="M4562 4539c0-1191-4-397-4-1588" svg:viewBox="0 0 5 1589">
          <text:p text:style-name="P1"><text:s text:c="7"/>SPI <text:s/>+ Power</text:p>
        </draw:connector>
        <draw:connector draw:style-name="gr6" draw:text-style-name="P7" draw:layer="layout" draw:type="curve" svg:x1="4.541cm" svg:y1="14.4cm" svg:x2="4.562cm" svg:y2="11.851cm" draw:start-shape="id5" draw:start-glue-point="0" draw:end-shape="id1" svg:d="M4541 14400c0-1912 21-638 21-2549" svg:viewBox="0 0 22 2550">
          <text:p text:style-name="P1">USB <text:s text:c="7"/></text:p>
        </draw:connector>
        <draw:custom-shape draw:style-name="gr9" draw:text-style-name="P9" draw:layer="layout" svg:width="2.413cm" svg:height="1.016cm" svg:x="9.407cm" svg:y="15.513cm">
          <text:p text:style-name="P1"><text:span text:style-name="T1">CO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27:52.022124435</meta:creation-date>
    <dc:date>2017-03-17T16:42:35.754670398</dc:date>
    <meta:editing-duration>PT14M42S</meta:editing-duration>
    <meta:editing-cycles>4</meta:editing-cycles>
    <meta:generator>LibreOffice/5.2.6.2$Linux_X86_64 LibreOffice_project/20$Build-2</meta:generator>
    <meta:document-statistic meta:object-count="14"/>
  </office:meta>
</office:document-meta>
</file>